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4.346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7.304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1.409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6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06">
      <style:table-cell-properties style:vertical-align="middle"/>
    </style:style>
    <style:style style:name="T1" style:family="text">
      <style:text-properties style:font-name="Liberation Sans" style:font-name-asian="Droid Sans Fallback" style:font-name-complex="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6" table:number-columns-repeated="5" table:default-cell-style-name="ce3"/>
        <table:table-column table:style-name="co7" table:default-cell-style-name="ce3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5"/>
        <table:table-column table:style-name="co9" table:default-cell-style-name="ce1"/>
        <table:table-column table:style-name="co10" table:number-columns-repeated="1007" table:default-cell-style-name="ce1"/>
        <table:table-row table:style-name="ro1">
          <table:table-cell office:value-type="string" calcext:value-type="string">
            <text:p>Nom de fichier</text:p>
          </table:table-cell>
          <table:table-cell office:value-type="string" calcext:value-type="string">
            <text:p>Orientation POV (horaire)</text:p>
          </table:table-cell>
          <table:table-cell office:value-type="string" calcext:value-type="string">
            <text:p>Sujet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Commentaires</text:p>
          </table:table-cell>
          <table:table-cell office:value-type="string" calcext:value-type="string">
            <text:p>Bonhomme</text:p>
          </table:table-cell>
          <table:table-cell office:value-type="string" calcext:value-type="string">
            <text:p>Sabl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Scies</text:p>
          </table:table-cell>
          <table:table-cell office:value-type="string" calcext:value-type="string">
            <text:p>Fumées</text:p>
          </table:table-cell>
          <table:table-cell office:value-type="string" calcext:value-type="string">
            <text:p>Volcan</text:p>
          </table:table-cell>
          <table:table-cell office:value-type="string" calcext:value-type="string">
            <text:p>Grégory</text:p>
          </table:table-cell>
          <table:table-cell office:value-type="string" calcext:value-type="string">
            <text:p>Sélectionnable</text:p>
          </table:table-cell>
          <table:table-cell office:value-type="string" calcext:value-type="string">
            <text:p>TCIN</text:p>
          </table:table-cell>
          <table:table-cell office:value-type="string" calcext:value-type="string">
            <text:p>TCOUT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777_00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77_00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n fixe sans activité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77_0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che</text:p>
          </table:table-cell>
          <table:table-cell/>
          <table:table-cell office:value-type="string" calcext:value-type="string">
            <text:p>Cloche + Automate lumi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time" office:time-value="PT00H00M32S" calcext:value-type="time">
            <text:p>00:32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777_00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pe</text:p>
          </table:table-cell>
          <table:table-cell/>
          <table:table-cell office:value-type="string" calcext:value-type="string">
            <text:p>Focus sur lampe cocon + Automate lumi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7_0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pe</text:p>
          </table:table-cell>
          <table:table-cell/>
          <table:table-cell office:value-type="string" calcext:value-type="string">
            <text:p>Focus sur lampe cocon + Filament lampe + Automate lumière</text:p>
            <text:p>Quelques tremblements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77_0006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loche</text:p>
          </table:table-cell>
          <table:table-cell/>
          <table:table-cell office:value-type="string" calcext:value-type="string">
            <text:p>Focus cloche + Focus Gling</text:p>
            <text:p><text:span text:style-name="T1">Détail sur manche cloche</text:span>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office:value-type="time" office:time-value="PT00H00M18S" calcext:value-type="time">
            <text:p>00:18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777_0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ble</text:p>
          </table:table-cell>
          <table:table-cell/>
          <table:table-cell office:value-type="string" calcext:value-type="string">
            <text:p>Plan moyen sur sable + coulée</text:p>
            <text:p>Bouteille bouge en fin de coulé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777_000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Sable</text:p>
          </table:table-cell>
          <table:table-cell/>
          <table:table-cell office:value-type="string" calcext:value-type="string">
            <text:p>Focus sur robinet sable plan fixe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time" office:time-value="PT00H00M04S" calcext:value-type="time">
            <text:p>00:04</text:p>
          </table:table-cell>
          <table:table-cell office:value-type="time" office:time-value="PT00H00M05S" calcext:value-type="time">
            <text:p>00: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77_0009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Sable</text:p>
          </table:table-cell>
          <table:table-cell/>
          <table:table-cell office:value-type="string" calcext:value-type="string">
            <text:p>Focus sur robinet sable plan fix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77_00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Sable</text:p>
          </table:table-cell>
          <table:table-cell office:value-type="string" calcext:value-type="string">
            <text:p>777_0013</text:p>
          </table:table-cell>
          <table:table-cell office:value-type="string" calcext:value-type="string">
            <text:p>Focus sur robinet sable + ouverture robinet + légère poussière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77_001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Sable</text:p>
          </table:table-cell>
          <table:table-cell/>
          <table:table-cell office:value-type="string" calcext:value-type="string">
            <text:p>Focus sur bol de sable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office:value-type="time" office:time-value="PT00H00M20S" calcext:value-type="time">
            <text:p>00:20</text:p>
          </table:table-cell>
          <table:table-cell office:value-type="time" office:time-value="PT00H00M28S" calcext:value-type="time">
            <text:p>00: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77_0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ble</text:p>
          </table:table-cell>
          <table:table-cell/>
          <table:table-cell office:value-type="string" calcext:value-type="string">
            <text:p>Mains dans le sable plongé + horizontal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office:value-type="time" office:time-value="PT00H00M31S" calcext:value-type="time">
            <text:p>00:31</text:p>
          </table:table-cell>
          <table:table-cell office:value-type="time" office:time-value="PT00H00M45S" calcext:value-type="time">
            <text:p>00:45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777_0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ble</text:p>
          </table:table-cell>
          <table:table-cell office:value-type="string" calcext:value-type="string">
            <text:p>777_0010</text:p>
          </table:table-cell>
          <table:table-cell office:value-type="string" calcext:value-type="string">
            <text:p>Contre champ du sable 777_0010</text:p>
            <text:p>Volcan en premier plan</text:p>
            <text:p>Sable qui coule en arrière plan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office:value-type="time" office:time-value="PT00H00M24S" calcext:value-type="time">
            <text:p>00:24</text:p>
          </table:table-cell>
          <table:table-cell office:value-type="time" office:time-value="PT00H00M43S" calcext:value-type="time">
            <text:p>00: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77_0014</text:p>
          </table:table-cell>
          <table:table-cell/>
          <table:table-cell office:value-type="string" calcext:value-type="string">
            <text:p>Décor</text:p>
          </table:table-cell>
          <table:table-cell office:value-type="string" calcext:value-type="string">
            <text:p>777_0080</text:p>
          </table:table-cell>
          <table:table-cell office:value-type="string" calcext:value-type="string">
            <text:p>Focus bonhomme en cage + feuilles de lierre à droite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time" office:time-value="PT00H00M02S" calcext:value-type="time">
            <text:p>00:02</text:p>
          </table:table-cell>
          <table:table-cell office:value-type="time" office:time-value="PT00H00M05S" calcext:value-type="time">
            <text:p>00:05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777_0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ie</text:p>
          </table:table-cell>
          <table:table-cell/>
          <table:table-cell office:value-type="string" calcext:value-type="string">
            <text:p>Plan moyen sur grande scie et consol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777_0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ie</text:p>
          </table:table-cell>
          <table:table-cell/>
          <table:table-cell office:value-type="string" calcext:value-type="string">
            <text:p>Plan moyen de face sur grande scie et console</text:p>
            <text:p>Focus sur grande scie</text:p>
            <text:p>Réglage console + frottement grande scie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77_0017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Scie</text:p>
          </table:table-cell>
          <table:table-cell/>
          <table:table-cell office:value-type="string" calcext:value-type="string">
            <text:p>Plan moyen de profile sur grande scie et console</text:p>
            <text:p>Focus sur cocon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office:value-type="time" office:time-value="PT00H00M09S" calcext:value-type="time">
            <text:p>00:09</text:p>
          </table:table-cell>
          <table:table-cell office:value-type="time" office:time-value="PT00H00M48S" calcext:value-type="time">
            <text:p>00: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77_0017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Scie</text:p>
          </table:table-cell>
          <table:table-cell/>
          <table:table-cell office:value-type="string" calcext:value-type="string">
            <text:p>Gros plan de profile sur grande scie</text:p>
            <text:p>Focus sur lierre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office:value-type="time" office:time-value="PT00H01M09S" calcext:value-type="time">
            <text:p>01:09</text:p>
          </table:table-cell>
          <table:table-cell office:value-type="time" office:time-value="PT00H01M25S" calcext:value-type="time">
            <text:p>01:25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777_0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Automate lumière</text:p>
            <text:p>Manipulation console</text:p>
            <text:p>Quelques tremblements camer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77_0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Focus console horizonta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time" office:time-value="PT00H00M18S" calcext:value-type="time">
            <text:p>00:18</text:p>
          </table:table-cell>
          <table:table-cell office:value-type="time" office:time-value="PT00H00M33S" calcext:value-type="time">
            <text:p>00: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77_0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Plan moyen console et décor</text:p>
            <text:p>Focus sur bouteille de sabl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time" office:time-value="PT00H00M58S" calcext:value-type="time">
            <text:p>00:58</text:p>
          </table:table-cell>
          <table:table-cell office:value-type="time" office:time-value="PT00H01M05S" calcext:value-type="time">
            <text:p>01:05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777_0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Trop de tremblements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Trop de tremblements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22</text:p>
          </table:table-cell>
          <table:table-cell/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Trop de tremblements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23</text:p>
          </table:table-cell>
          <table:table-cell/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Trop de tremblements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24</text:p>
          </table:table-cell>
          <table:table-cell/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Trop de tremblements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25</text:p>
          </table:table-cell>
          <table:table-cell/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Trop de tremblement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777_0026</text:p>
          </table:table-cell>
          <table:table-cell/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Travelling arrière</text:p>
            <text:p>Focus sur décor</text:p>
            <text:p>Grégory en arrière pla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time" office:time-value="PT00H01M00S" calcext:value-type="time">
            <text:p>01:00</text:p>
          </table:table-cell>
          <table:table-cell office:value-type="time" office:time-value="PT00H01M10S" calcext:value-type="time">
            <text:p>01: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77_00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mées</text:p>
          </table:table-cell>
          <table:table-cell/>
          <table:table-cell office:value-type="string" calcext:value-type="string">
            <text:p>Fumée dans vase globe plan généra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time" office:time-value="PT00H00M40S" calcext:value-type="time">
            <text:p>00:40</text:p>
          </table:table-cell>
          <table:table-cell office:value-type="time" office:time-value="PT00H00M52S" calcext:value-type="time">
            <text:p>00:5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77_00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mées</text:p>
          </table:table-cell>
          <table:table-cell/>
          <table:table-cell office:value-type="string" calcext:value-type="string">
            <text:p>Gros plan sur fumée dans vase glob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time" office:time-value="PT00H01M30S" calcext:value-type="time">
            <text:p>01:30</text:p>
          </table:table-cell>
          <table:table-cell office:value-type="time" office:time-value="PT00H01M56S" calcext:value-type="time">
            <text:p>01:56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777_00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mées</text:p>
          </table:table-cell>
          <table:table-cell/>
          <table:table-cell office:value-type="string" calcext:value-type="string">
            <text:p>Gros plan sur fumée dans vase glob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777_0029</text:p>
          </table:table-cell>
          <table:table-cell/>
          <table:table-cell office:value-type="string" calcext:value-type="string">
            <text:p>Fumées</text:p>
          </table:table-cell>
          <table:table-cell/>
          <table:table-cell office:value-type="string" calcext:value-type="string">
            <text:p>Porno plan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30</text:p>
          </table:table-cell>
          <table:table-cell/>
          <table:table-cell office:value-type="string" calcext:value-type="string">
            <text:p>Fumées</text:p>
          </table:table-cell>
          <table:table-cell/>
          <table:table-cell office:value-type="string" calcext:value-type="string">
            <text:p>Porno plan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31</text:p>
          </table:table-cell>
          <table:table-cell/>
          <table:table-cell office:value-type="string" calcext:value-type="string">
            <text:p>Fumées</text:p>
          </table:table-cell>
          <table:table-cell/>
          <table:table-cell office:value-type="string" calcext:value-type="string">
            <text:p>Porno plan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32</text:p>
          </table:table-cell>
          <table:table-cell/>
          <table:table-cell office:value-type="string" calcext:value-type="string">
            <text:p>Fumées</text:p>
          </table:table-cell>
          <table:table-cell/>
          <table:table-cell office:value-type="string" calcext:value-type="string">
            <text:p>Porno plan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33</text:p>
          </table:table-cell>
          <table:table-cell/>
          <table:table-cell office:value-type="string" calcext:value-type="string">
            <text:p>Fumées</text:p>
          </table:table-cell>
          <table:table-cell/>
          <table:table-cell office:value-type="string" calcext:value-type="string">
            <text:p>Porno plan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34</text:p>
          </table:table-cell>
          <table:table-cell/>
          <table:table-cell office:value-type="string" calcext:value-type="string">
            <text:p>Fumées</text:p>
          </table:table-cell>
          <table:table-cell/>
          <table:table-cell office:value-type="string" calcext:value-type="string">
            <text:p>Porno plan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35</text:p>
          </table:table-cell>
          <table:table-cell/>
          <table:table-cell office:value-type="string" calcext:value-type="string">
            <text:p>Fumées</text:p>
          </table:table-cell>
          <table:table-cell/>
          <table:table-cell office:value-type="string" calcext:value-type="string">
            <text:p>Porno plan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3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/>
          <table:table-cell table:number-columns-repeated="1018"/>
        </table:table-row>
        <table:table-row table:style-name="ro2" table:visibility="filter">
          <table:table-cell office:value-type="string" calcext:value-type="string">
            <text:p>777_003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/>
          <table:table-cell table:number-columns-repeated="1018"/>
        </table:table-row>
        <table:table-row table:style-name="ro5">
          <table:table-cell office:value-type="string" calcext:value-type="string">
            <text:p>777_00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olcan</text:p>
          </table:table-cell>
          <table:table-cell office:value-type="string" calcext:value-type="string">
            <text:p>777_0041</text:p>
          </table:table-cell>
          <table:table-cell office:value-type="string" calcext:value-type="string">
            <text:p>Focus volcan</text:p>
            <text:p>Crescendo de l'intensité éruptive</text:p>
            <text:p>On voit trop le HP</text:p>
            <text:p>:/</text:p>
            <text:p>777_041 est mieu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00M28S" calcext:value-type="time">
            <text:p>00:28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777_00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olcan</text:p>
          </table:table-cell>
          <table:table-cell/>
          <table:table-cell office:value-type="string" calcext:value-type="string">
            <text:p>Focus volca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777_00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olcan</text:p>
          </table:table-cell>
          <table:table-cell/>
          <table:table-cell office:value-type="string" calcext:value-type="string">
            <text:p>Focus volca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77_00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olcan</text:p>
          </table:table-cell>
          <table:table-cell/>
          <table:table-cell office:value-type="string" calcext:value-type="string">
            <text:p>Focus volcan horizontal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time" office:time-value="PT00H00M10S" calcext:value-type="time">
            <text:p>00:10</text:p>
          </table:table-cell>
          <table:table-cell office:value-type="time" office:time-value="PT00H00M20S" calcext:value-type="time">
            <text:p>00:20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777_00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olcan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777_0043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4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77_00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</text:p>
          </table:table-cell>
          <table:table-cell/>
          <table:table-cell office:value-type="string" calcext:value-type="string">
            <text:p>Focus volcan horizontal + bon éclairage + plaque en arrière plan + bonhomme en premier plan sombr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00M13S" calcext:value-type="time">
            <text:p>00:1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777_00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</text:p>
          </table:table-cell>
          <table:table-cell/>
          <table:table-cell office:value-type="string" calcext:value-type="string">
            <text:p>Focus volcan horizontal + bon éclairage + plaque en arrière plan + bonhomme en premier plan sombre + lampe cocon premier plan lumineux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time" office:time-value="PT00H00M22S" calcext:value-type="time">
            <text:p>00:22</text:p>
          </table:table-cell>
          <table:table-cell office:value-type="time" office:time-value="PT00H00M26S" calcext:value-type="time">
            <text:p>00:26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777_0046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4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77_00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olcan</text:p>
          </table:table-cell>
          <table:table-cell/>
          <table:table-cell office:value-type="string" calcext:value-type="string">
            <text:p>Plan général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time" office:time-value="PT00H00M22S" calcext:value-type="time">
            <text:p>00:22</text:p>
          </table:table-cell>
          <table:table-cell office:value-type="time" office:time-value="PT00H00M35S" calcext:value-type="time">
            <text:p>00: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77_0049</text:p>
          </table:table-cell>
          <table:table-cell office:value-type="string" calcext:value-type="string">
            <text:p>Travelling rotatif</text:p>
          </table:table-cell>
          <table:table-cell office:value-type="string" calcext:value-type="string">
            <text:p>Volcan</text:p>
          </table:table-cell>
          <table:table-cell/>
          <table:table-cell office:value-type="string" calcext:value-type="string">
            <text:p>Plan général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time" office:time-value="PT00H00M12S" calcext:value-type="time">
            <text:p>00:12</text:p>
          </table:table-cell>
          <table:table-cell office:value-type="time" office:time-value="PT00H01M06S" calcext:value-type="time">
            <text:p>01:06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777_0050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51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52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53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54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77_0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sur bonhommes autour du sable</text:p>
            <text:p><text:span text:style-name="T1">Ralentir pour stabiliser</text:span>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time" office:time-value="PT00H00M02S" calcext:value-type="time">
            <text:p>00:02</text:p>
          </table:table-cell>
          <table:table-cell office:value-type="time" office:time-value="PT00H00M08S" calcext:value-type="time">
            <text:p>00: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77_00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sur bonhommes autour du sable</text:p>
            <text:p><text:span text:style-name="T1">Ralentir pour stabiliser</text:span>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time" office:time-value="PT00H00M02S" calcext:value-type="time">
            <text:p>00:02</text:p>
          </table:table-cell>
          <table:table-cell office:value-type="time" office:time-value="PT00H00M03S" calcext:value-type="time">
            <text:p>00:03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777_0058</text:p>
          </table:table-cell>
          <table:table-cell/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sur bonhomme</text:p>
            <text:p><text:span text:style-name="T1">Ralentir pour stabiliser</text:span>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777_0059</text:p>
          </table:table-cell>
          <table:table-cell/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sur moulin</text:p>
            <text:p>Ralentir pour stabiliser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777_0060</text:p>
          </table:table-cell>
          <table:table-cell/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sur bonhomme sombre</text:p>
            <text:p>Ralentir pour stabiliser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61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62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777_0063</text:p>
          </table:table-cell>
          <table:table-cell/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sur moulin</text:p>
            <text:p>Ralentir pour stabiliser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777_0064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65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6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77_0067</text:p>
          </table:table-cell>
          <table:table-cell/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bonhomme autour du sable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time" office:time-value="PT00H00M01S" calcext:value-type="time">
            <text:p>00:01</text:p>
          </table:table-cell>
          <table:table-cell office:value-type="time" office:time-value="PT00H00M06S" calcext:value-type="time">
            <text:p>00:06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777_0068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69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70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7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77_0072</text:p>
          </table:table-cell>
          <table:table-cell/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bonhomme SNCF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time" office:time-value="PT00H00M01S" calcext:value-type="time">
            <text:p>00:01</text:p>
          </table:table-cell>
          <table:table-cell office:value-type="time" office:time-value="PT00H00M06S" calcext:value-type="time">
            <text:p>00:06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777_0073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74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75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76</text:p>
          </table:table-cell>
          <table:table-cell/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bonhomme monte sur sable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77_0077</text:p>
          </table:table-cell>
          <table:table-cell/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bonhomme monte sur sable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777_0078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77_0080</text:p>
          </table:table-cell>
          <table:table-cell/>
          <table:table-cell office:value-type="string" calcext:value-type="string">
            <text:p>Décor</text:p>
          </table:table-cell>
          <table:table-cell office:value-type="string" calcext:value-type="string">
            <text:p>777_0014</text:p>
          </table:table-cell>
          <table:table-cell office:value-type="string" calcext:value-type="string">
            <text:p>Contre champ du bonhomme en cage 777_00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777_008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77_0082</text:p>
          </table:table-cell>
          <table:table-cell/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bonhomme regarde lampe floue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777_0083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8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77_0085</text:p>
          </table:table-cell>
          <table:table-cell/>
          <table:table-cell office:value-type="string" calcext:value-type="string">
            <text:p>Décor</text:p>
          </table:table-cell>
          <table:table-cell/>
          <table:table-cell office:value-type="string" calcext:value-type="string">
            <text:p>Focus réveil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777_0086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87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8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77_0089</text:p>
          </table:table-cell>
          <table:table-cell/>
          <table:table-cell office:value-type="string" calcext:value-type="string">
            <text:p>Titre</text:p>
          </table:table-cell>
          <table:table-cell/>
          <table:table-cell office:value-type="string" calcext:value-type="string">
            <text:p>Focus plaqu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77_0090</text:p>
          </table:table-cell>
          <table:table-cell/>
          <table:table-cell office:value-type="string" calcext:value-type="string">
            <text:p>Titre</text:p>
          </table:table-cell>
          <table:table-cell/>
          <table:table-cell office:value-type="string" calcext:value-type="string">
            <text:p>Focus plaqu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777_0091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92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93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777_0094</text:p>
          </table:table-cell>
          <table:table-cell table:number-columns-repeated="1023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99" table:display-filter-buttons="true">
          <table:filter>
            <table:filter-and>
              <table:filter-condition table:field-number="13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6">
      <number:minutes number:style="long"/>
      <number:text>:</number:text>
      <number:second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12:05:42.456175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7:47:03.869016799</meta:creation-date>
    <dc:date>2014-08-22T12:59:17.656278811</dc:date>
    <meta:editing-duration>PT3H45M</meta:editing-duration>
    <meta:editing-cycles>72</meta:editing-cycles>
    <meta:generator>LibreOffice/4.3.0.4$Linux_X86_64 LibreOffice_project/430m0$Build-4</meta:generator>
    <meta:document-statistic meta:table-count="1" meta:cell-count="410" meta:object-count="0"/>
  </office:meta>
</office:document-meta>
</file>